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fo:language="fr" fo:country="CA" officeooo:rsid="00052da0" officeooo:paragraph-rsid="00052da0" style:font-size-asian="12pt" style:font-size-complex="12pt"/>
    </style:style>
    <style:style style:name="P2" style:family="paragraph" style:parent-style-name="Standard">
      <style:text-properties style:font-name="Arial" fo:font-size="12pt" fo:language="fr" fo:country="CA" officeooo:rsid="00052da0" officeooo:paragraph-rsid="00052da0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language="fr" fo:country="CA" officeooo:rsid="00052da0" officeooo:paragraph-rsid="00052da0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language="fr" fo:country="CA" fo:font-weight="bold" officeooo:rsid="00052da0" officeooo:paragraph-rsid="00052da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5pt" fo:language="fr" fo:country="CA" fo:font-weight="bold" officeooo:rsid="00052da0" officeooo:paragraph-rsid="00052da0" style:font-size-asian="15pt" style:font-weight-asian="bold" style:font-size-complex="15pt" style:font-weight-complex="bold"/>
    </style:style>
    <style:style style:name="P6" style:family="paragraph" style:parent-style-name="Text_20_body" style:list-style-name="L3">
      <style:paragraph-properties fo:text-align="justify" style:justify-single-word="false"/>
      <style:text-properties officeooo:paragraph-rsid="00052da0"/>
    </style:style>
    <style:style style:name="P7" style:family="paragraph" style:parent-style-name="Text_20_body" style:list-style-name="L2">
      <style:paragraph-properties fo:text-align="justify" style:justify-single-word="false" fo:orphans="2" fo:widows="2"/>
    </style:style>
    <style:style style:name="P8" style:family="paragraph" style:parent-style-name="Text_20_body" style:list-style-name="L2">
      <style:paragraph-properties fo:text-align="justify" style:justify-single-word="false" fo:orphans="2" fo:widows="2"/>
      <style:text-properties officeooo:paragraph-rsid="00054976"/>
    </style:style>
    <style:style style:name="P9" style:family="paragraph" style:parent-style-name="Text_20_body" style:list-style-name="L2">
      <style:paragraph-properties fo:text-align="justify" style:justify-single-word="false" fo:orphans="2" fo:widows="2"/>
      <style:text-properties officeooo:rsid="00054976" officeooo:paragraph-rsid="00054976"/>
    </style:style>
    <style:style style:name="P10" style:family="paragraph" style:parent-style-name="Text_20_body" style:list-style-name="L2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style:font-name="Arial" fo:font-size="12pt" fo:letter-spacing="normal" fo:language="fr" fo:country="CA" fo:font-style="normal" fo:font-weight="normal" officeooo:rsid="00054976" officeooo:paragraph-rsid="00054976" style:font-size-asian="12pt" style:font-size-complex="12pt"/>
    </style:style>
    <style:style style:name="P11" style:family="paragraph" style:parent-style-name="Text_20_body" style:list-style-name="L2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style:font-name="Arial" fo:font-size="12pt" fo:letter-spacing="normal" fo:language="fr" fo:country="CA" fo:font-style="normal" fo:font-weight="normal" style:font-size-asian="12pt" style:font-size-complex="12pt"/>
    </style:style>
    <style:style style:name="P12" style:family="paragraph" style:parent-style-name="Text_20_body" style:list-style-name="L2">
      <style:paragraph-properties fo:margin-top="0cm" fo:margin-bottom="0cm" loext:contextual-spacing="false" fo:text-align="justify" style:justify-single-word="false" fo:orphans="2" fo:widows="2"/>
    </style:style>
    <style:style style:name="T1" style:family="text">
      <style:text-properties fo:font-variant="normal" fo:text-transform="none" style:font-name="Arial" fo:font-size="12pt" fo:letter-spacing="normal" fo:language="fr" fo:country="CA" fo:font-style="normal" fo:font-weight="normal" style:font-size-asian="12pt" style:font-size-complex="12pt"/>
    </style:style>
    <style:style style:name="T2" style:family="text">
      <style:text-properties fo:font-variant="normal" fo:text-transform="none" style:font-name="Arial" fo:font-size="12pt" fo:letter-spacing="normal" fo:language="fr" fo:country="CA" fo:font-style="normal" fo:font-weight="normal" officeooo:rsid="00052da0" style:font-size-asian="12pt" style:font-size-complex="12pt"/>
    </style:style>
    <style:style style:name="T3" style:family="text">
      <style:text-properties fo:font-variant="normal" fo:text-transform="none" style:font-name="Arial" fo:font-size="12pt" fo:letter-spacing="normal" fo:language="fr" fo:country="CA" fo:font-style="normal" fo:font-weight="normal" officeooo:rsid="00054976" style:font-size-asian="12pt" style:font-size-complex="12pt"/>
    </style:style>
    <style:style style:name="T4" style:family="text">
      <style:text-properties fo:font-variant="normal" fo:text-transform="none" style:font-name="Arial" fo:font-size="12pt" fo:letter-spacing="normal" fo:language="fr" fo:country="CA" fo:font-style="normal" fo:font-weight="normal" officeooo:rsid="00078834" style:font-size-asian="12pt" style:font-size-complex="12pt"/>
    </style:style>
    <style:style style:name="T5" style:family="text">
      <style:text-properties fo:font-variant="normal" fo:text-transform="none" style:font-name="Arial" fo:font-size="12pt" fo:letter-spacing="normal" fo:language="fr" fo:country="CA" fo:font-style="normal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style:font-name="Arial" fo:font-size="12pt" fo:letter-spacing="normal" fo:language="fr" fo:country="CA" fo:font-style="normal" fo:font-weight="bold" officeooo:rsid="00054976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style:font-name="Arial" fo:font-size="12pt" fo:letter-spacing="normal" fo:language="fr" fo:country="CA" fo:font-style="italic" fo:font-weight="normal" style:font-size-asian="12pt" style:font-style-asian="italic" style:font-size-complex="12pt" style:font-style-complex="italic"/>
    </style:style>
    <style:style style:name="T8" style:family="text">
      <style:text-properties fo:font-variant="normal" fo:text-transform="none" style:font-name="Arial" fo:font-size="12pt" fo:letter-spacing="normal" fo:language="fr" fo:country="CA" fo:font-style="italic" fo:font-weight="normal" officeooo:rsid="00052da0" style:font-size-asian="12pt" style:font-style-asian="italic" style:font-size-complex="12pt" style:font-style-complex="italic"/>
    </style:style>
    <style:style style:name="T9" style:family="text">
      <style:text-properties fo:font-variant="normal" fo:text-transform="none" style:font-name="Courier New" fo:font-size="12pt" fo:letter-spacing="normal" fo:language="fr" fo:country="CA" fo:font-style="normal" fo:font-weight="normal" officeooo:rsid="00052da0" style:font-size-asian="12pt" style:font-size-complex="12pt"/>
    </style:style>
    <style:style style:name="T10" style:family="text">
      <style:text-properties officeooo:rsid="00054976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07883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FT603 – 712 Techniques d’apprentissage</text:p>
      <text:p text:style-name="P1"/>
      <text:p text:style-name="P4">Recommandations pour les travaux pratiques</text:p>
      <text:p text:style-name="P3"/>
      <text:list xml:id="list4109779248" text:style-name="L3">
        <text:list-item>
          <text:p text:style-name="P6"><text:span text:style-name="T9">numpy</text:span><text:span text:style-name="T2"> possède un mécanisme très puissant </text:span><text:span text:style-name="T3">qui s’appelle</text:span><text:span text:style-name="T2"> le </text:span><text:span text:style-name="T8">broadcasting</text:span><text:span text:style-name="T2">: </text:span><text:a xlink:type="simple" xlink:href="https://numpy.org/doc/stable/user/basics.broadcasting.html" office:target-frame-name="_blank" xlink:show="new" text:style-name="Internet_20_link" text:visited-style-name="Visited_20_Internet_20_Link">https://numpy.org/doc/stable/user/basics.broadcasting.html</text:a><text:span text:style-name="T2"><text:line-break/>Celui-ci permet de traiter les vecteurs ou les matrices comme des scalaires, et vous permet d’éliminer des boucles inutiles et inefficaces. </text:span></text:p>
        </text:list-item>
      </text:list>
      <text:list xml:id="list2505267173" text:style-name="L2">
        <text:list-item>
          <text:p text:style-name="P11">N'incluez pas de code superflu, et surtout pas deux solutions au même problème. Choisissez en une. En entreprise, on appel<text:span text:style-name="T10">le</text:span> ça du "<text:span text:style-name="T11">dead code</text:span>", c'est une très mauvaise pratique. </text:p>
          <text:p text:style-name="P11"/>
        </text:list-item>
        <text:list-item>
          <text:p text:style-name="P10">Évitez de laisser de laisser du code en commentaire.</text:p>
          <text:p text:style-name="P11"/>
        </text:list-item>
        <text:list-item>
          <text:p text:style-name="P12"><text:span text:style-name="T3">SVP, n</text:span><text:span text:style-name="T1">'ajoutez pas d'imports. Les travaux sont conçu pour vous forcer à utiliser les outils qu'on vous fournis, sans plus. Le principe des travaux est de vous faire implémenter des algorithmes d'apprentissage automatique. Si vous utilisez une </text:span><text:span text:style-name="T3">biliothèque</text:span><text:span text:style-name="T1"> qui fait le travail à votre place, vous vous privez du processus d'apprentissage. </text:span></text:p>
          <text:p text:style-name="P12"><text:span text:style-name="T1"/></text:p>
        </text:list-item>
        <text:list-item>
          <text:p text:style-name="P11">Ne supprimez pas les commentaires <text:span text:style-name="T10">existants et ne vous gênez pas pour ajouter des commentaires dans votre code</text:span>. <text:s/>En programmation, les commentaires sont un de vos meilleurs outils, servez vous-en. </text:p>
          <text:p text:style-name="P11"/>
        </text:list-item>
        <text:list-item>
          <text:p text:style-name="P7"><text:span text:style-name="T1">Utilisez un "</text:span><text:span text:style-name="T7">linter</text:span><text:span text:style-name="T1">" ! </text:span><text:span text:style-name="T3">La plupart des </text:span><text:span text:style-name="T1">IDE en possède un, celui-ci permet de formater </text:span><text:span text:style-name="T3">du</text:span><text:span text:style-name="T1"> code afin de le rendre plus propre et répondant aux standards PEP8. Dans pycharm/intellij, c'est </text:span><text:span text:style-name="Source_20_Text"><text:span text:style-name="T5">Ctrl-Alt-L</text:span></text:span><text:span text:style-name="T1">, tout comme dans Spyder (je crois). J'en ai même un dans vim ! </text:span></text:p>
        </text:list-item>
        <text:list-item>
          <text:p text:style-name="P9"><text:span text:style-name="T1">Le code doit être développé 100% dans gitLab. <text:s/>Pas de code transmis par courriel. Aussi, évitez de pousser du code dans le main car chaque membre de l’équipe doit avoir ses branches et faire de nombreux commits. <text:s/>Attention, un travail avec trop peu de </text:span><text:span text:style-name="T7">commits</text:span><text:span text:style-name="T1">, trop peu de branches et/ou trop peu de </text:span><text:span text:style-name="T7">merges</text:span><text:span text:style-name="T1"> peut mener à une importante perte de points.</text:span></text:p>
        </text:list-item>
        <text:list-item>
          <text:p text:style-name="P8"><text:span text:style-name="T4">Pour chaque TP, n</text:span><text:span text:style-name="T3">’oubliez pas de remettre un fichier txt « </text:span><text:span text:style-name="T6">gitLab.txt</text:span><text:span text:style-name="T3"> » dans lequel vous donnez le lien vers votre repo gitLab. <text:s/>Vous devez également remettre </text:span><text:span text:style-name="T6">l’agenda d’équipe</text:span><text:span text:style-name="T3"> ainsi que le </text:span><text:span text:style-name="T6">formulaire d’intégrité</text:span><text:span text:style-name="T3"> (voir site web du cours). </text:span></text:p>
        </text:list-item>
      </text:list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5T16:46:26.396265625</meta:creation-date>
    <dc:date>2024-01-05T17:35:07.940889514</dc:date>
    <meta:editing-duration>PT5M3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318" meta:character-count="1977" meta:non-whitespace-character-count="1670"/>
  </office:meta>
</office:document-meta>
</file>